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8315b" officeooo:paragraph-rsid="0018315b"/>
    </style:style>
    <style:style style:name="P2" style:family="paragraph" style:parent-style-name="Standard">
      <style:text-properties fo:language="en" fo:country="US" officeooo:rsid="00185fa6" officeooo:paragraph-rsid="00185fa6"/>
    </style:style>
    <style:style style:name="P3" style:family="paragraph" style:parent-style-name="Standard">
      <style:text-properties fo:language="en" fo:country="US" officeooo:rsid="001abfc8" officeooo:paragraph-rsid="001abfc8"/>
    </style:style>
    <style:style style:name="P4" style:family="paragraph" style:parent-style-name="Standard">
      <style:text-properties fo:language="en" fo:country="US" officeooo:rsid="001c979a" officeooo:paragraph-rsid="001c979a"/>
    </style:style>
    <style:style style:name="P5" style:family="paragraph" style:parent-style-name="Standard">
      <style:text-properties fo:language="en" fo:country="US" officeooo:rsid="001e82a2" officeooo:paragraph-rsid="001e82a2"/>
    </style:style>
    <style:style style:name="P6" style:family="paragraph" style:parent-style-name="Standard">
      <style:text-properties fo:language="en" fo:country="US" officeooo:rsid="001fbda1" officeooo:paragraph-rsid="001fbda1"/>
    </style:style>
    <style:style style:name="P7" style:family="paragraph" style:parent-style-name="Standard">
      <style:text-properties fo:language="en" fo:country="US" officeooo:rsid="002178ae" officeooo:paragraph-rsid="002178ae"/>
    </style:style>
    <style:style style:name="P8" style:family="paragraph" style:parent-style-name="Standard">
      <style:text-properties fo:language="en" fo:country="US" officeooo:rsid="001fbda1" officeooo:paragraph-rsid="001fbda1"/>
    </style:style>
    <style:style style:name="P9" style:family="paragraph" style:parent-style-name="Standard">
      <style:text-properties fo:language="en" fo:country="US" officeooo:rsid="0026356f" officeooo:paragraph-rsid="0026356f"/>
    </style:style>
    <style:style style:name="P10" style:family="paragraph" style:parent-style-name="Standard">
      <style:text-properties fo:language="en" fo:country="US" officeooo:rsid="002788ca" officeooo:paragraph-rsid="002788ca"/>
    </style:style>
    <style:style style:name="P11" style:family="paragraph" style:parent-style-name="Standard">
      <style:text-properties fo:language="en" fo:country="US" officeooo:rsid="0028c4c4" officeooo:paragraph-rsid="0028c4c4"/>
    </style:style>
    <style:style style:name="T1" style:family="text">
      <style:text-properties officeooo:rsid="001a5a7a"/>
    </style:style>
    <style:style style:name="T2" style:family="text">
      <style:text-properties officeooo:rsid="001c6a49"/>
    </style:style>
    <style:style style:name="T3" style:family="text">
      <style:text-properties officeooo:rsid="001fbda1"/>
    </style:style>
    <style:style style:name="T4" style:family="text">
      <style:text-properties officeooo:rsid="00296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minion – Console Edition” Explained</text:p>
      <text:p text:style-name="P1"/>
      <text:p text:style-name="P2">You have been given the mission of starting a village under the Roman banner, to secure the Roman Peninsula from other peoples. You start with 1000 denarii provided to you by the Senate and have been commended the mission of building a city for the glory of the Republic. You start with a village made up of 11 slots (<text:span text:style-name="T2">Village Forum</text:span> plus 10 slots), which can be expanded. There are 5 types of buildings available for construction, which are the following:</text:p>
      <text:p text:style-name="P2"/>
      <text:p text:style-name="P2">House:</text:p>
      <text:p text:style-name="P2">Serves as villagers homes, and are populated once built by anywhere between 1 and 5 people. These people will then pay taxes, starting at 10 % but can be changed at any time. They are marked as an H on the map.</text:p>
      <text:p text:style-name="P2"/>
      <text:p text:style-name="P2">Granary:</text:p>
      <text:p text:style-name="P2">Serves as storage for wheat, and helps prevent plagues spreading. It is a good idea to have about 1 granary for every 5 farms, in order to fully prevent this type of event. They are marked as a G on the map.</text:p>
      <text:p text:style-name="P2"/>
      <text:p text:style-name="P2">Fountain:</text:p>
      <text:p text:style-name="P2">Increase the villagers happiness, which will help counterbalance any negative effects that might be occurring due to random events or general unhappiness, as well as prevent <text:span text:style-name="T1">rebellions from happening if the right ratio is preserved</text:span>. They are marked as an F on the map.</text:p>
      <text:p text:style-name="P2"/>
      <text:p text:style-name="P3">Wheat Field:</text:p>
      <text:p text:style-name="P3">Generate 10 wheat, which feeds your villagers. 1 wheat feeds 1 villager. They also increase happiness, and are marked as a W on the map.</text:p>
      <text:p text:style-name="P3"/>
      <text:p text:style-name="P3">Temple:</text:p>
      <text:p text:style-name="P3">Prevent the Wrath of the Gods event if right ratio of population to temples is maintained. Increase happiness even more than fountains. They are marked as a T on the <text:span text:style-name="T2">map.</text:span></text:p>
      <text:p text:style-name="P3"/>
      <text:p text:style-name="P4">The village has two upgrades to it, the first one costing 2000 denarii and the second one 5000. They set the available slots up to 36 and 61 respectively. There is also a city wall which prevents animal attacks, which costs 2500 denarii.</text:p>
      <text:p text:style-name="P4"/>
      <text:p text:style-name="P5">There are 5 random events that can take place:</text:p>
      <text:p text:style-name="P5"/>
      <text:p text:style-name="P5">Disease:</text:p>
      <text:p text:style-name="P5">Kills a random amount of villagers </text:p>
      <text:p text:style-name="P5"/>
      <text:p text:style-name="P5">Plague: </text:p>
      <text:p text:style-name="P5">Temporarily decreases wheat production</text:p>
      <text:p text:style-name="P5"/>
      <text:p text:style-name="P5">Hurricane:</text:p>
      <text:p text:style-name="P5">Temporarily reduces wheat production and may destroy one building <text:span text:style-name="T3">in the villager</text:span></text:p>
      <text:p text:style-name="P5"/>
      <text:p text:style-name="P6">Animal Attack:</text:p>
      <text:p text:style-name="P6">Kills random amount of villagers (less than disease or WOTG events), and temporarily decreases happiness</text:p>
      <text:p text:style-name="P6"><text:soft-page-break/>Rebellion:</text:p>
      <text:p text:style-name="P6">Kills random amount of villagers, (less than all other events), destroys random number of buildings in the village, reduces happiness temporarily and might get you assassinated, which is a way of losing the game</text:p>
      <text:p text:style-name="P6"/>
      <text:p text:style-name="P6">Wrath of the Gods:</text:p>
      <text:p text:style-name="P6">Kills villagers, destroys buildings, reduces happiness temporarily, and takes a random amount of your money away. Does the most damage out of all events. </text:p>
      <text:p text:style-name="P6"/>
      <text:p text:style-name="P9">Wheat production should always match or be above population, or it will affect the happiness of the villagers quickly and increase the chance of rebellion (which is extremely costly)</text:p>
      <text:p text:style-name="P9"/>
      <text:p text:style-name="P10">The pause feature in the change game speed menu should be used to stop and think instead of letting things spiral out of control</text:p>
      <text:p text:style-name="P10"/>
      <text:p text:style-name="P11">Happiness is dependent on tax level (default 10), population and any random events <text:span text:style-name="T4">occurring</text:span></text:p>
      <text:p text:style-name="P6"/>
      <text:p text:style-name="P7">You win if:</text:p>
      <text:p text:style-name="P7">- You achieve a population of or above 150</text:p>
      <text:p text:style-name="P7">- You achieve a level of happiness of or above 100</text:p>
      <text:p text:style-name="P7">- You upgrade your village to level 3 (kind of required for the 150 population)</text:p>
      <text:p text:style-name="P7"/>
      <text:p text:style-name="P7">You lose if:</text:p>
      <text:p text:style-name="P7">- During a rebellion you are assassinated</text:p>
      <text:p text:style-name="P7">OR</text:p>
      <text:p text:style-name="P7">- Money goes under 100</text:p>
      <text:p text:style-name="P7">- Population is reduced to 0</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oandrew </meta:initial-creator>
    <meta:creation-date>2015-11-02T00:09:56.478643122</meta:creation-date>
    <dc:date>2015-11-03T00:03:48.196110595</dc:date>
    <dc:creator>nanoandrew </dc:creator>
    <meta:editing-duration>PT31M27S</meta:editing-duration>
    <meta:editing-cycles>13</meta:editing-cycles>
    <meta:generator>LibreOffice/4.2.8.2$Linux_X86_64 LibreOffice_project/420m0$Build-2</meta:generator>
    <meta:document-statistic meta:table-count="0" meta:image-count="0" meta:object-count="0" meta:page-count="2" meta:paragraph-count="38" meta:word-count="559" meta:character-count="3188" meta:non-whitespace-character-count="2663"/>
  </office:meta>
</office:document-meta>
</file>